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8948" officeooo:paragraph-rsid="00028948"/>
    </style:style>
    <style:style style:name="P2" style:family="paragraph" style:parent-style-name="Folk_20_Story_20_Body">
      <loext:graphic-properties draw:fill-hatch-name="hatch"/>
      <style:paragraph-properties fo:margin-top="0.0598in" fo:margin-bottom="0in" style:contextual-spacing="false" fo:line-height="115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02ff19" fo:background-color="transparent" style:font-size-asian="18pt" style:font-name-complex="Awami Nastaliq OT" style:font-size-complex="18pt"/>
    </style:style>
    <style:style style:name="P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15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0fad75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15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0412d9" fo:background-color="transparent" style:font-size-asian="18pt" style:font-name-complex="Awami Nastaliq OT" style:font-size-complex="18pt" style:language-complex="fa" style:country-complex="IR"/>
    </style:style>
    <style:style style:name="P5" style:family="paragraph" style:parent-style-name="Folk_20_Story_20_Body">
      <loext:graphic-properties draw:fill-hatch-name="hatch"/>
      <style:paragraph-properties fo:margin-top="0.0598in" fo:margin-bottom="0in" style:contextual-spacing="false" fo:line-height="115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0412d9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Standard">
      <style:text-properties officeooo:rsid="00028948" officeooo:paragraph-rsid="000ada2e"/>
    </style:style>
    <style:style style:name="P7" style:family="paragraph" style:parent-style-name="Folk_20_Story_20_Body">
      <loext:graphic-properties draw:fill-hatch-name="hatch"/>
      <style:paragraph-properties fo:margin-top="0.0598in" fo:margin-bottom="0in" style:contextual-spacing="false" fo:line-height="115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T1" style:family="text">
      <style:text-properties officeooo:rsid="000ada2e"/>
    </style:style>
    <style:style style:name="T2" style:family="text">
      <style:text-properties style:font-name="Awami Nastaliq OT" style:language-complex="ar" style:country-complex="BH"/>
    </style:style>
    <style:style style:name="T3" style:family="text">
      <style:text-properties style:font-name="Awami Nastaliq OT" style:language-complex="ur" style:country-complex="PK"/>
    </style:style>
    <style:style style:name="T4" style:family="text">
      <style:text-properties officeooo:rsid="0019a688"/>
    </style:style>
    <style:style style:name="T5" style:family="text">
      <style:text-properties officeooo:rsid="0037b414"/>
    </style:style>
    <style:style style:name="T6" style:family="text">
      <style:text-properties officeooo:rsid="000fad75"/>
    </style:style>
    <style:style style:name="T7" style:family="text">
      <style:text-properties style:font-name="Awami Nastaliq OT" officeooo:rsid="000bf558" style:language-complex="ar" style:country-complex="B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ing – <text:span text:style-name="T1">nuqta overhang</text:span></text:p>
      <text:p text:style-name="P2"><text:span text:style-name="T2">بُودپی <text:s text:c="2"/></text:span><text:span text:style-name="T3">کھیربی</text:span></text:p>
      <text:p text:style-name="P3">آنکڑیوں <text:s text:c="2"/><text:span text:style-name="T4">ڈم</text:span><text:span text:style-name="T5">‌</text:span><text:span text:style-name="T4">پو <text:s/></text:span><text:span text:style-name="T6">ا</text:span><text:span text:style-name="T4">پو</text:span></text:p>
      <text:p text:style-name="P3">آتا <text:s/><text:span text:style-name="T6">ا</text:span>تا</text:p>
      <text:p text:style-name="P4">آویز</text:p>
      <text:p text:style-name="P5">چوچو </text:p>
      <text:p text:style-name="P6">Kerning – <text:span text:style-name="T1">base overhang</text:span></text:p>
      <text:p text:style-name="P7"><text:span text:style-name="T2">سر</text:span><text:span text:style-name="T7">س</text:span></text:p>
      <text:p text:style-name="P8">آرئَگی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04T16:14:20.179763100</dc:date>
    <meta:editing-duration>PT21M26S</meta:editing-duration>
    <meta:editing-cycles>11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9" meta:word-count="17" meta:character-count="105" meta:non-whitespace-character-count="88"/>
  </office:meta>
</office:document-meta>
</file>